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6.997cm" fo:margin-left="0.011cm" table:align="left" fo:background-color="transparent">
        <style:background-image/>
      </style:table-properties>
    </style:style>
    <style:style style:name="Tabla1.A" style:family="table-column">
      <style:table-column-properties style:column-width="16.997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6" style:family="table">
      <style:table-properties style:width="16.785cm" table:align="left" fo:background-color="transparent">
        <style:background-image/>
      </style:table-properties>
    </style:style>
    <style:style style:name="Tabla6.A" style:family="table-column">
      <style:table-column-properties style:column-width="16.785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8" style:family="table">
      <style:table-properties style:width="17cm" table:align="margins" fo:background-color="transparent">
        <style:background-image/>
      </style:table-properties>
    </style:style>
    <style:style style:name="Tabla8.A" style:family="table-column">
      <style:table-column-properties style:column-width="17cm" style:rel-column-width="65535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10" style:family="table">
      <style:table-properties style:width="17cm" table:align="margins" fo:background-color="transparent">
        <style:background-image/>
      </style:table-properties>
    </style:style>
    <style:style style:name="Tabla10.A" style:family="table-column">
      <style:table-column-properties style:column-width="17cm" style:rel-column-width="65535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Tabla12" style:family="table">
      <style:table-properties style:width="17cm" table:align="margins" fo:background-color="transparent">
        <style:background-image/>
      </style:table-properties>
    </style:style>
    <style:style style:name="Tabla12.A" style:family="table-column">
      <style:table-column-properties style:column-width="17cm" style:rel-column-width="65535*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f6f9d4" fo:padding="0.199cm" fo:border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P2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P3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36633" loext:opacity="100%" style:font-name="Calibri" fo:font-size="20pt" fo:language="es" fo:country="ES" fo:font-weight="bold" officeooo:rsid="0034d2aa" officeooo:paragraph-rsid="0034d2aa" style:font-size-asian="20pt" style:font-weight-asian="bold" style:font-size-complex="20pt" style:font-weight-complex="bold"/>
    </style:style>
    <style:style style:name="P5" style:family="paragraph" style:parent-style-name="Table_20_Contents">
      <style:text-properties style:font-name="Calibri" fo:language="es" fo:country="ES" officeooo:rsid="0033156d" officeooo:paragraph-rsid="0033156d"/>
    </style:style>
    <style:style style:name="P6" style:family="paragraph" style:parent-style-name="Text_20_body">
      <style:paragraph-properties fo:margin-left="0.72cm" fo:margin-right="0cm" fo:text-indent="0cm" style:auto-text-indent="false"/>
      <style:text-properties style:font-name="Calibri" fo:font-size="12pt" officeooo:rsid="01d70c7a" officeooo:paragraph-rsid="002d267b" style:font-size-asian="12pt" style:font-size-complex="12pt"/>
    </style:style>
    <style:style style:name="P7" style:family="paragraph" style:parent-style-name="Text_20_body">
      <style:paragraph-properties fo:margin-left="0.72cm" fo:margin-right="0cm" fo:text-indent="0cm" style:auto-text-indent="false"/>
      <style:text-properties style:font-name="Calibri" fo:font-size="12pt" officeooo:rsid="01d70c7a" officeooo:paragraph-rsid="00273052" style:font-size-asian="12pt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ext_20_body">
      <style:paragraph-properties fo:margin-left="0.72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ext_20_body">
      <loext:graphic-properties draw:fill="none"/>
      <style:paragraph-properties fo:margin-left="0cm" fo:margin-right="-0.199cm" fo:margin-top="0cm" fo:margin-bottom="0.247cm" style:contextual-spacing="false" fo:line-height="115%" fo:text-align="start" style:justify-single-word="false" fo:text-indent="0cm" style:auto-text-indent="false" fo:background-color="transparent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34d2aa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03584ab" officeooo:paragraph-rsid="003584ab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color="#000000" loext:opacity="100%" style:text-line-through-style="none" style:text-line-through-type="none" style:font-name="Calibri1" fo:font-size="12pt" fo:language="es" fo:country="ES" fo:font-style="normal" style:text-underline-style="none" fo:font-weight="bold" officeooo:rsid="0167b509" officeooo:paragraph-rsid="00273052" fo:background-color="#81d41a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margin-left="0.72cm" fo:margin-right="0cm" fo:text-indent="0cm" style:auto-text-indent="false"/>
      <style:text-properties fo:color="#000000" loext:opacity="100%" style:text-line-through-style="none" style:text-line-through-type="none" style:font-name="Courier New" fo:font-size="10pt" fo:language="es" fo:country="ES" fo:font-style="normal" style:text-underline-style="none" fo:font-weight="normal" officeooo:rsid="0167b509" officeooo:paragraph-rsid="00273052" fo:background-color="#81d41a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73052" fo:background-color="#81d41a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d267b" fo:background-color="#81d41a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2d267b" fo:background-color="#81d41a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 fo:break-before="page"/>
      <style:text-properties fo:color="#000000" loext:opacity="100%" style:font-name="Calibri" fo:font-size="14pt" fo:language="es" fo:country="ES" fo:font-style="normal" style:text-underline-style="none" fo:font-weight="bold" officeooo:rsid="0166362f" officeooo:paragraph-rsid="00313072" fo:background-color="#81d41a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4pt" fo:language="es" fo:country="ES" fo:font-style="normal" fo:font-weight="bold" officeooo:rsid="0166362f" officeooo:paragraph-rsid="002d267b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 style:list-style-name="L1">
      <style:paragraph-properties fo:margin-left="0cm" fo:margin-right="0cm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ext_20_body" style:list-style-name="L1">
      <style:paragraph-properties fo:margin-left="0cm" fo:margin-right="0cm" fo:text-indent="0cm" style:auto-text-indent="false"/>
      <style:text-properties fo:color="#000000" loext:opacity="100%" style:text-line-through-style="none" style:text-line-through-type="none" style:font-name="Calibri1" fo:font-size="12pt" fo:language="es" fo:country="ES" fo:font-style="normal" style:text-underline-style="none" fo:font-weight="bold" officeooo:rsid="0167b509" officeooo:paragraph-rsid="00273052" fo:background-color="#81d41a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167b509" officeooo:paragraph-rsid="00273052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ourier New" fo:font-size="10pt" fo:language="es" fo:country="ES" fo:font-style="normal" fo:font-weight="normal" officeooo:rsid="003584ab" officeooo:paragraph-rsid="0036e2f3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T2" style:family="text">
      <style:text-properties fo:text-transform="uppercase" fo:font-size="11pt" fo:font-weight="bold" officeooo:rsid="002d8ff9" style:font-size-asian="11pt" style:font-weight-asian="bold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T5" style:family="text">
      <style:text-properties fo:color="#000000" loext:opacity="100%" fo:language="es" fo:country="E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fo:language="es" fo:country="ES" fo:font-style="normal" fo:font-weight="normal" officeooo:rsid="01c8b7c7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fo:language="es" fo:country="ES" fo:font-style="normal" fo:font-weight="normal" officeooo:rsid="002d267b" style:font-style-asian="normal" style:font-weight-asian="normal" style:font-style-complex="normal" style:font-weight-complex="normal"/>
    </style:style>
    <style:style style:name="T8" style:family="text">
      <style:text-properties fo:background-color="#f7d1d5" loext:char-shading-value="0"/>
    </style:style>
    <style:style style:name="T9" style:family="text">
      <style:text-properties officeooo:rsid="019fd5a8" fo:background-color="#f7d1d5" loext:char-shading-value="0"/>
    </style:style>
    <style:style style:name="T10" style:family="text">
      <style:text-properties officeooo:rsid="0152d521" fo:background-color="#f7d1d5" loext:char-shading-value="0"/>
    </style:style>
    <style:style style:name="T11" style:family="text">
      <style:text-properties officeooo:rsid="01c656f0" fo:background-color="#f7d1d5" loext:char-shading-value="0"/>
    </style:style>
    <style:style style:name="T12" style:family="text">
      <style:text-properties officeooo:rsid="01d0ee8f" fo:background-color="#f7d1d5" loext:char-shading-value="0"/>
    </style:style>
    <style:style style:name="T13" style:family="text">
      <style:text-properties officeooo:rsid="01d7778b" fo:background-color="#f7d1d5" loext:char-shading-value="0"/>
    </style:style>
    <style:style style:name="T14" style:family="text">
      <style:text-properties officeooo:rsid="01da2505" fo:background-color="#f7d1d5" loext:char-shading-value="0"/>
    </style:style>
    <style:style style:name="T15" style:family="text">
      <style:text-properties officeooo:rsid="00273052" fo:background-color="#ffd700" loext:char-shading-value="0"/>
    </style:style>
    <style:style style:name="T16" style:family="text">
      <style:text-properties officeooo:rsid="002b3474" fo:background-color="#ffd700" loext:char-shading-value="0"/>
    </style:style>
    <style:style style:name="T17" style:family="text">
      <style:text-properties officeooo:rsid="00313072" fo:background-color="#ffd700" loext:char-shading-value="0"/>
    </style:style>
    <style:style style:name="T18" style:family="text">
      <style:text-properties officeooo:rsid="0034d2aa"/>
    </style:style>
    <style:style style:name="T19" style:family="text">
      <style:text-properties style:text-underline-style="none" fo:background-color="#f7d1d5" loext:char-shading-value="0"/>
    </style:style>
    <style:style style:name="T20" style:family="text">
      <style:text-properties style:text-underline-style="none" officeooo:rsid="019fd5a8" fo:background-color="#f7d1d5" loext:char-shading-value="0"/>
    </style:style>
    <style:style style:name="T21" style:family="text">
      <style:text-properties style:text-underline-style="none" officeooo:rsid="01c8b7c7" fo:background-color="#f7d1d5" loext:char-shading-value="0"/>
    </style:style>
    <style:style style:name="T22" style:family="text">
      <style:text-properties style:text-underline-style="none" officeooo:rsid="0152d521" fo:background-color="#f7d1d5" loext:char-shading-value="0"/>
    </style:style>
    <style:style style:name="T23" style:family="text">
      <style:text-properties style:text-underline-style="none" officeooo:rsid="00273052" fo:background-color="#ffd700" loext:char-shading-value="0"/>
    </style:style>
    <style:style style:name="T24" style:family="text">
      <style:text-properties style:text-underline-style="none" officeooo:rsid="002b3474" fo:background-color="#ffd700" loext:char-shading-value="0"/>
    </style:style>
    <style:style style:name="T25" style:family="text">
      <style:text-properties officeooo:rsid="003584ab"/>
    </style:style>
    <style:style style:name="T26" style:family="text">
      <style:text-properties officeooo:rsid="0167b50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SES DE DATOS" text:name="Modulo"/>
        <text:user-field-decl office:value-type="string" office:string-value="ACTIVIDAD EVALUABLE" text:name="Tema"/>
      </text:user-field-decls>
      <text:p text:style-name="P16"><text:span text:style-name="T9">SCRIPT</text:span><text:span text:style-name="T8"> 1</text:span><text:span text:style-name="T10">: </text:span><text:span text:style-name="T11">CREAR Y POBLAR LA BASE DE DATOS </text:span><text:span text:style-name="T15">(2 </text:span><text:span text:style-name="T16">PUNTOS</text:span><text:span text:style-name="T15">)</text:span></text:p>
      <text:p text:style-name="P7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>use acadjediMDB;</text:p>
            <text:p text:style-name="P10">db.acadjediMDB.drop();</text:p>
            <text:p text:style-name="P10">use acadjediMDB;</text:p>
            <text:p text:style-name="P10">db.createCollection("estudiantes");</text:p>
            <text:p text:style-name="P10">var estudiante01 = {</text:p>
            <text:p text:style-name="P10"><text:tab/>_id:"es01", </text:p>
            <text:p text:style-name="P10"><text:tab/>nombre:"Qui-Gon", </text:p>
            <text:p text:style-name="P10"><text:tab/>apellidos:"Jinn", </text:p>
            <text:p text:style-name="P10"><text:tab/>curso:"Curso maestro Jedi",</text:p>
            <text:p text:style-name="P10"><text:tab/>asignatura:[</text:p>
            <text:p text:style-name="P10"><text:tab/><text:tab/>{asignatura:"Telequinesis", maestro:"Yoda", coste:1.25},</text:p>
            <text:p text:style-name="P10"><text:tab/><text:tab/>{asignatura:"Lucha con sable láser", maestro:"Yoda", <text:tab/>coste:4.35},</text:p>
            <text:p text:style-name="P12"><text:tab/><text:tab/>{asignatura:"Idiomas", maestro:"Kit Fisto", coste:0.5}],</text:p>
            <text:p text:style-name="P10"><text:tab/>notat:9.5,</text:p>
            <text:p text:style-name="P10"><text:tab/>notap:10<text:tab/></text:p>
            <text:p text:style-name="P10">}</text:p>
            <text:p text:style-name="P10">var estudiante02 = {</text:p>
            <text:p text:style-name="P10"><text:tab/>_id:"es02", </text:p>
            <text:p text:style-name="P10"><text:tab/>nombre:"Obi-Wan", </text:p>
            <text:p text:style-name="P10"><text:tab/>apellidos:"Kenobi",</text:p>
            <text:p text:style-name="P10"><text:tab/>curso:"Curso maestro Jedi",</text:p>
            <text:p text:style-name="P10"><text:tab/>asignatura:[</text:p>
            <text:p text:style-name="P10"><text:tab/><text:tab/>{asignatura:"Telequinesis",maestro:"Qui-Gon Jinn",coste:2},</text:p>
            <text:p text:style-name="P10"><text:tab/><text:tab/>{asignatura:"Lucha con sable láser",maestro:"Qui-Gon Jinn",coste:5.87},</text:p>
            <text:p text:style-name="P10"><text:tab/><text:tab/>{asignatura:"Idiomas",maestro:"Mace Windu",coste:0.74<text:tab/>},</text:p>
            <text:p text:style-name="P10"><text:tab/><text:tab/>{asignatura:"Control de la fuerza",<text:tab/>maestro:"Yoda",coste:2.33}],</text:p>
            <text:p text:style-name="P11"><text:tab/>notat:9.7,</text:p>
            <text:p text:style-name="P10"><text:tab/>notap:9.8</text:p>
            <text:p text:style-name="P10">}</text:p>
            <text:p text:style-name="P10"/>
            <text:p text:style-name="P10"><text:tab/></text:p>
            <text:p text:style-name="P10"/>
            <text:p text:style-name="P10"><text:soft-page-break/>var estudiante03 = {</text:p>
            <text:p text:style-name="P10"><text:tab/>_id:"es03", </text:p>
            <text:p text:style-name="P10"><text:tab/>nombre:"Anakin", </text:p>
            <text:p text:style-name="P10"><text:tab/>apellidos:"Skywalker", </text:p>
            <text:p text:style-name="P10"><text:tab/>curso:"Curso básico padawan nivel 1",</text:p>
            <text:p text:style-name="P10"><text:tab/>notat:10,</text:p>
            <text:p text:style-name="P10"><text:tab/>notap:10<text:tab/></text:p>
            <text:p text:style-name="P10">}</text:p>
            <text:p text:style-name="P10">var estudiante04 = {</text:p>
            <text:p text:style-name="P10"><text:tab/>_id:"es04", </text:p>
            <text:p text:style-name="P10"><text:tab/>nombre:"Ahsoka", </text:p>
            <text:p text:style-name="P10"><text:tab/>apellidos:"Tano", </text:p>
            <text:p text:style-name="P10"><text:tab/>curso:"Curso avanzado padawan nivel 2",</text:p>
            <text:p text:style-name="P10"><text:tab/>notat:9.75,</text:p>
            <text:p text:style-name="P10"><text:tab/>notap:9.95</text:p>
            <text:p text:style-name="P10">}</text:p>
            <text:p text:style-name="P10">var estudiante05 = {</text:p>
            <text:p text:style-name="P10"><text:tab/>_id:"es05", </text:p>
            <text:p text:style-name="P10"><text:tab/>nombre:"Luke", </text:p>
            <text:p text:style-name="P10"><text:tab/>apellidos:"Skywalker",</text:p>
            <text:p text:style-name="P10"><text:tab/>curso:"Curso avanzado padawan nivel 2",</text:p>
            <text:p text:style-name="P10"><text:tab/>asignatura:[</text:p>
            <text:p text:style-name="P10"><text:tab/><text:tab/>{<text:span text:style-name="T18">a</text:span>signatura:"Telequinesis",maestro:"Yoda",coste:1.05},</text:p>
            <text:p text:style-name="P10"><text:tab/><text:tab/>{<text:span text:style-name="T18">a</text:span>signatura:"Lucha con sable láser",maestro:"Obi-Wan Kenobi",coste:7.76}], </text:p>
            <text:p text:style-name="P10"><text:tab/>notat:9.5,</text:p>
            <text:p text:style-name="P10"><text:tab/>notap:9.85<text:tab/></text:p>
            <text:p text:style-name="P12">}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2"><text:soft-page-break/>var estudiante06 = {</text:p>
            <text:p text:style-name="P10"><text:tab/>_id:"es06", </text:p>
            <text:p text:style-name="P10"><text:tab/>nombre:"Rey", </text:p>
            <text:p text:style-name="P10"><text:tab/>apellidos:"Skywalker", </text:p>
            <text:p text:style-name="P10"><text:tab/>curso:"Curso básico padawan nivel 1",</text:p>
            <text:p text:style-name="P10"><text:tab/>asignatura:[</text:p>
            <text:p text:style-name="P10"><text:tab/><text:tab/>{asignatura:"Fundamentos Jedi",maestro:"Luke Skywalker",coste:2.01},</text:p>
            <text:p text:style-name="P10"><text:tab/><text:tab/>{asignatura:"Lucha con sable láser",maestro:"Luke Skywalker",coste:8.43}], </text:p>
            <text:p text:style-name="P12"><text:tab/>notat:4</text:p>
            <text:p text:style-name="P12">}</text:p>
            <text:p text:style-name="P10">var estudiante07 = {</text:p>
            <text:p text:style-name="P10"><text:tab/>_id:"es07", </text:p>
            <text:p text:style-name="P10"><text:tab/>nombre:"Baby", </text:p>
            <text:p text:style-name="P10"><text:tab/>apellidos:"Yoda", </text:p>
            <text:p text:style-name="P10"><text:tab/>curso:"Curso básico padawan nivel 1",</text:p>
            <text:p text:style-name="P10"><text:tab/>asignatura:[</text:p>
            <text:p text:style-name="P10"><text:tab/><text:tab/>{asignatura:"Telequinesis",maestro:"Luke Skywalker",coste:4<text:tab/>},</text:p>
            <text:p text:style-name="P10"><text:tab/><text:tab/>{asignatura:"Control con la fuerza",maestro:"Luke Skywalker",coste:3}], </text:p>
            <text:p text:style-name="P10"><text:tab/>notat:8.5</text:p>
            <text:p text:style-name="P10">}</text:p>
            <text:p text:style-name="P10">var estudiante08 = {</text:p>
            <text:p text:style-name="P10"><text:tab/>_id:"es08", </text:p>
            <text:p text:style-name="P10"><text:tab/>nombre:"Tallisibeth", </text:p>
            <text:p text:style-name="P10"><text:tab/>apellidos:"Enwandung-Esterhazy", </text:p>
            <text:p text:style-name="P10"><text:tab/>curso:"Curso avanzado padawan nivel 2",</text:p>
            <text:p text:style-name="P10"><text:tab/>asignatura:[</text:p>
            <text:p text:style-name="P10"><text:tab/><text:tab/>{asignatura:"Telequinesis",maestro:"Kit Fisto",<text:tab/>coste:1.29},</text:p>
            <text:p text:style-name="P10"><text:tab/><text:tab/>{asignatura:"Lucha con sable láser",maestro:"Kit Fisto",coste:4.05}], </text:p>
            <text:p text:style-name="P10"><text:tab/>notat:4.5,</text:p>
            <text:p text:style-name="P10"><text:tab/>notap:9.85</text:p>
            <text:p text:style-name="P10">}</text:p>
            <text:p text:style-name="P10"/>
            <text:p text:style-name="P10"><text:soft-page-break/>var estudiante09 = {</text:p>
            <text:p text:style-name="P10"><text:tab/>_id:"es09", </text:p>
            <text:p text:style-name="P10"><text:tab/>nombre:"Chirrut", </text:p>
            <text:p text:style-name="P10"><text:tab/>apellidos:"Îmwe", </text:p>
            <text:p text:style-name="P10"><text:tab/>curso:"Curso básico padawan nivel 2",</text:p>
            <text:p text:style-name="P10"><text:tab/>asignatura:[</text:p>
            <text:p text:style-name="P10"><text:tab/><text:tab/>{asignatura:"Adaptación Jedi",maestro:"Sta-Den Eekin",coste:2.57},</text:p>
            <text:p text:style-name="P10"><text:tab/><text:tab/>{asignatura:"Lucha con palo Kendo",<text:tab/>maestro:"Sta-Den Eekin",coste:9.65}], </text:p>
            <text:p text:style-name="P10"><text:tab/>notat:3,</text:p>
            <text:p text:style-name="P10"><text:tab/>notap:4</text:p>
            <text:p text:style-name="P10">}</text:p>
            <text:p text:style-name="P10">var estudiante10 = {</text:p>
            <text:p text:style-name="P10"><text:tab/>_id:"es10", </text:p>
            <text:p text:style-name="P10"><text:tab/>nombre:"Sta-Den", </text:p>
            <text:p text:style-name="P10"><text:tab/>apellidos:"Eekin", </text:p>
            <text:p text:style-name="P10"><text:tab/>curso:"Curso maestro Jedi",</text:p>
            <text:p text:style-name="P10"><text:tab/>notat:9.95,</text:p>
            <text:p text:style-name="P10"><text:tab/>notap:10</text:p>
            <text:p text:style-name="P10">}</text:p>
            <text:p text:style-name="P10">var estudiante11 = {</text:p>
            <text:p text:style-name="P10"><text:tab/>_id:"es11", </text:p>
            <text:p text:style-name="P10"><text:tab/>nombre:"Kit", </text:p>
            <text:p text:style-name="P10"><text:tab/>apellidos:"Fisto", </text:p>
            <text:p text:style-name="P10"><text:tab/>curso:"Curso maestro Jedi",</text:p>
            <text:p text:style-name="P10"><text:tab/>notat:9.9,</text:p>
            <text:p text:style-name="P10"><text:tab/>notap:10</text:p>
            <text:p text:style-name="P10">}</text:p>
            <text:p text:style-name="P10"/>
            <text:p text:style-name="P10">db.estudiantes.insertMany([estudiante01, estudiante02, estudiante03, estudiante04, estudiante05, estudiante06, estudiante07, estudiante08, estudiante09, estudiante10, estudiante11]);</text:p>
            <text:p text:style-name="P10"><text:tab/></text:p>
            <text:p text:style-name="P10">db.estudiantes.find().sort({ apellidos: 1, nombre: 1});</text:p>
            <text:p text:style-name="P10"/>
            <text:p text:style-name="P10"/>
          </table:table-cell>
        </table:table-row>
      </table:table>
      <text:p text:style-name="P20"><text:soft-page-break/><text:span text:style-name="T20">SCRIPT</text:span><text:span text:style-name="T19"> </text:span><text:span text:style-name="T21">2</text:span><text:span text:style-name="T22">: </text:span><text:span text:style-name="T21">ACTUALIZAR LA INFORMACIÓN </text:span><text:span text:style-name="T23">(2 </text:span><text:span text:style-name="T24">PUNTOS</text:span><text:span text:style-name="T23">)</text:span></text:p>
      <text:p text:style-name="P6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10">/* Para los alumnos que tienen más de 5 tanto en la nota teórica (notat) como en la práctica(notap)escribirá en el campo observaciones: “Aprobado” */</text:p>
            <text:p text:style-name="P10"/>
            <text:p text:style-name="P10">var condicion = { $gte: 5 };</text:p>
            <text:p text:style-name="P10">var notat = { notat: condicion };</text:p>
            <text:p text:style-name="P10">var notap = { notap: condicion };</text:p>
            <text:p text:style-name="P10">var filtro = { $and: [ notat, notap]};</text:p>
            <text:p text:style-name="P10">var notaf = { observaciones : "Aprobado" };</text:p>
            <text:p text:style-name="P10">var accion = { $set: notaf };</text:p>
            <text:p text:style-name="P10"/>
            <text:p text:style-name="P10">db.estudiantes.updateMany( filtro, accion );</text:p>
            <text:p text:style-name="P10"/>
            <text:p text:style-name="P10">/* Para los alumnos a los que les falta alguna nota (de las dos notas) escribirá en observaciones: “Faltan pruebas por evaluar” */</text:p>
            <text:p text:style-name="P10"/>
            <text:p text:style-name="P10">var condicion = { $exists: false };</text:p>
            <text:p text:style-name="P10">var notat = { notat: condicion };</text:p>
            <text:p text:style-name="P10">var notap = { notap: condicion };</text:p>
            <text:p text:style-name="P10">var filtro = { $or: [ notat, notap]};</text:p>
            <text:p text:style-name="P10">var notaf = { observaciones: "Faltan pruebas por evaluar" };</text:p>
            <text:p text:style-name="P10">var accion = { $set: notaf };</text:p>
            <text:p text:style-name="P10"/>
            <text:p text:style-name="P10">db.estudiantes.updateMany( filtro, accion );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><text:soft-page-break/>/* Para los alumnos con alguna nota suspendida (&lt;5), escribirá en el campo observaciones: “Prueba/s suspendidas” */</text:p>
            <text:p text:style-name="P10"/>
            <text:p text:style-name="P10">var condicion1 = { $lt: 5 };</text:p>
            <text:p text:style-name="P10">var condicion2 = { $exists: true };</text:p>
            <text:p text:style-name="P10">var notat1 = { notat: condicion1 };</text:p>
            <text:p text:style-name="P10">var notap1 = { notap: condicion1 };</text:p>
            <text:p text:style-name="P10">var notat2 = { notat: condicion2 };</text:p>
            <text:p text:style-name="P10">var notap2 = { notap: condicion2 };</text:p>
            <text:p text:style-name="P10">var filtro = { $or: [ notat1, notap1], $and:[ notat2, notap2]};</text:p>
            <text:p text:style-name="P10">var notaf = { observaciones : "Prueba/\s suspendidas" };</text:p>
            <text:p text:style-name="P10">var accion = { $set: notaf };</text:p>
            <text:p text:style-name="P10"/>
            <text:p text:style-name="P10">db.estudiantes.updateMany( filtro, accion );</text:p>
            <text:p text:style-name="P10"/>
            <text:p text:style-name="P10">/* Crea el script en javascript necesario para (1º) actualizar el campo “categoria” en cada uno de los casos indicados y (2º) listar SOLO apellidos, nombre y observaciones de TODOS los documentos</text:p>
            <text:p text:style-name="P10">ordenados por apellidos y nombre. */</text:p>
            <text:p text:style-name="P10"/>
            <text:p text:style-name="P10">db.estudiantes.find({}, {apellidos: 1, nombre: 1, observaciones: 1, _id: 0}).sort({apellidos: 1, nombre: 1}).pretty();</text:p>
          </table:table-cell>
        </table:table-row>
      </table:table>
      <text:list xml:id="list1849406469" text:style-name="L1">
        <text:list-header>
          <text:p text:style-name="P21"/>
        </text:list-header>
      </text:list>
      <text:p text:style-name="P9"/>
      <text:p text:style-name="P9"/>
      <text:p text:style-name="P9"/>
      <text:p text:style-name="P9"/>
      <text:p text:style-name="P8"/>
      <text:list xml:id="list174717196344519" text:continue-numbering="true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18"><text:span text:style-name="T9">SCRIPT</text:span><text:span text:style-name="T8"> </text:span><text:span text:style-name="T12">3</text:span><text:span text:style-name="T10">:</text:span><text:span text:style-name="T12"> MINERÍA DE DATOS </text:span><text:span text:style-name="T15">(</text:span><text:span text:style-name="T17">3</text:span><text:span text:style-name="T15"> </text:span><text:span text:style-name="T16">PUNTOS</text:span><text:span text:style-name="T15">)</text:span></text:p>
      <text:p text:style-name="P6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0">/<text:span text:style-name="T18">* </text:span>a) Se requiere listar los datos de las asignaturas (nombre y apellidos del alumno, asignatura, maestro y coste) con coste superior a 5, ordenados por nombre y apellidos del alumno. Crea el script necesario. */</text:p>
            <text:p text:style-name="P13">var stage_unwind = {$unwind: “$asignatura”};</text:p>
            <text:p text:style-name="P13">var filtro1 = {“asignatura.coste”: {$gt: 5}};</text:p>
            <text:p text:style-name="P13">var stage_filtro = {$match: filtro1};</text:p>
            <text:p text:style-name="P10">var proy = {_id: 0, nombre:1, apellidos: 1, “asignatura.<text:span text:style-name="T25">asignatura”</text:span>: 1, "asignatura.maestro": 1, "asignatura.coste": 1};</text:p>
            <text:p text:style-name="P10">var stage_proy = {$project: proy};</text:p>
            <text:p text:style-name="P10">var orden = {nombre:1, apellidos:1};</text:p>
            <text:p text:style-name="P10">var stage_sort = {$sort: orden};</text:p>
            <text:p text:style-name="P10"/>
            <text:p text:style-name="P24">db.estudiantes.aggregate([stage_unwind, stage_filtro, stage_proy, stage_sort]);</text:p>
            <text:p text:style-name="P10"/>
            <text:p text:style-name="P10">/*b) Se requiere listar el nombre, apellidos y coste total del alumno que más ha costado en todas las asignaturas. Crea el script necesario. */</text:p>
            <text:p text:style-name="P13">var stage_unwind = {$unwind: “$asignatura”};</text:p>
            <text:p text:style-name="P13">var nom = <text:span text:style-name="T26">{$first: “$nombre”};</text:span></text:p>
            <text:p text:style-name="P13">var ape = <text:span text:style-name="T26">{$first: “$apellidos”};</text:span></text:p>
            <text:p text:style-name="P13">var suma = {$sum: “$asignatura.coste”};</text:p>
            <text:p text:style-name="P13">var group = <text:span text:style-name="T26">{_id: “$_id”, nombre: </text:span>nom<text:span text:style-name="T26">, apellidos: </text:span>ape<text:span text:style-name="T26">, suma_total: </text:span>suma<text:span text:style-name="T26">};</text:span></text:p>
            <text:p text:style-name="P13">var stage_group = {$group: group};</text:p>
            <text:p text:style-name="P13">var stage_sort = {$sort: {suma_total: -1}};</text:p>
            <text:p text:style-name="P13">var proy = <text:span text:style-name="T26">{_id: 1, nombre: 1, apellidos: 1, coste_total: “</text:span>$suma_total”<text:span text:style-name="T26">};</text:span></text:p>
            <text:p text:style-name="P13">var stage_proy = {$project: proy};</text:p>
            <text:p text:style-name="P13"/>
            <text:p text:style-name="P24">db.estudiantes.aggregate([stage_unwind, stage_group, stage_proy, stage_sort]);</text:p>
            <text:p text:style-name="P10"/>
          </table:table-cell>
        </table:table-row>
      </table:table>
      <text:list xml:id="list174716943669557" text:continue-numbering="true" text:style-name="L1">
        <text:list-header>
          <text:p text:style-name="P21"/>
        </text:list-header>
      </text:list>
      <text:p text:style-name="P9"/>
      <text:p text:style-name="P14"/>
      <text:p text:style-name="P14"/>
      <text:p text:style-name="P14"/>
      <text:p text:style-name="P17"><text:soft-page-break/><text:span text:style-name="T9">SCRIPT</text:span><text:span text:style-name="T8"> </text:span><text:span text:style-name="T13">4</text:span><text:span text:style-name="T10">:</text:span><text:span text:style-name="T12"> </text:span><text:span text:style-name="T13">CONTADORES </text:span><text:span text:style-name="T15">(2 </text:span><text:span text:style-name="T16">PUNTOS</text:span><text:span text:style-name="T15">)</text:span></text:p>
      <text:p text:style-name="P6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10">var condicion1 = {notat: {$exists: true}};</text:p>
            <text:p text:style-name="P10">var condicion2 = {notap: {$exists: true}};</text:p>
            <text:p text:style-name="P10">var condicion3 = {notat: {$gte: 5}};</text:p>
            <text:p text:style-name="P10">var condicion4 = {notap: {$gte: 5}};</text:p>
            <text:p text:style-name="P10">var condicion5 = {notat: {$lt: 5}};</text:p>
            <text:p text:style-name="P10">var condicion6 = {notap: {$lt: 5}};</text:p>
            <text:p text:style-name="P10">var filtro1 = {$and: [condicion1, condicion2]};</text:p>
            <text:p text:style-name="P10">var filtro2 = {$and: [condicion3, condicion4]};</text:p>
            <text:p text:style-name="P10">var filtro3 = {$and: [condicion5, condicion6]};</text:p>
            <text:p text:style-name="P10">var aprobado = {$match: {$and:[filtro1,filtro2]}};</text:p>
            <text:p text:style-name="P10">var suspendido = {$match: {$and:[filtro1,filtro3]}};</text:p>
            <text:p text:style-name="P10">var cuenta_aprobado = <text:s/>{$group: {_id:"",todo_aprobado: {$sum: 1}}};</text:p>
            <text:p text:style-name="P10">var cuenta_suspendido = {$group: {_id:"",todo_suspendido: {$sum: 1}}}; </text:p>
            <text:p text:style-name="P10"/>
            <text:p text:style-name="P10">db.estudiantes.aggregate([aprobado, cuenta_aprobado]);</text:p>
            <text:p text:style-name="P10">db.estudiantes.aggregate([suspendido, cuenta_suspendido]);</text:p>
            <text:p text:style-name="P10"/>
            <text:p text:style-name="P10"/>
          </table:table-cell>
        </table:table-row>
      </table:table>
      <text:list xml:id="list174717232240783" text:continue-numbering="true" text:style-name="L1">
        <text:list-header>
          <text:p text:style-name="P21"/>
        </text:list-header>
      </text:list>
      <text:p text:style-name="P9"/>
      <text:list xml:id="list174717021865957" text:continue-numbering="true" text:style-name="L1">
        <text:list-item>
          <text:list>
            <text:list-header>
              <text:p text:style-name="P22"/>
            </text:list-header>
          </text:list>
        </text:list-item>
      </text:list>
      <text:p text:style-name="P19"><text:span text:style-name="T9">SCRIPT</text:span><text:span text:style-name="T8"> </text:span><text:span text:style-name="T14">5</text:span><text:span text:style-name="T10">:</text:span><text:span text:style-name="T12"> </text:span><text:span text:style-name="T14">BORRADO </text:span><text:span text:style-name="T15">(</text:span><text:span text:style-name="T17">1</text:span><text:span text:style-name="T15"> </text:span><text:span text:style-name="T16">PUNTO</text:span><text:span text:style-name="T15">)</text:span></text:p>
      <text:p text:style-name="P6"><text:span text:style-name="T6">S</text:span><text:span text:style-name="T5">cript (</text:span><text:span text:style-name="T7">puedes </text:span><text:span text:style-name="T5">usa</text:span><text:span text:style-name="T7">r</text:span><text:span text:style-name="T5"> variables javascript)</text:span>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10">var filtro1 = {$or: [{notat: {$exists: false}},{notap: {$exists: false}}]};</text:p>
            <text:p text:style-name="P10">var filtro2 = {notap: {$lt: 5}};</text:p>
            <text:p text:style-name="P10">var stage_filtro = {$match:{$or: [filtro1, filtro2]}};</text:p>
            <text:p text:style-name="P10">var stage_proy = {$project: {_id:0, nombre: 1, apellidos: 1}};</text:p>
            <text:p text:style-name="P10">db.estudiantes.aggregate(stage_filtro, stage_proy);</text:p>
            <text:p text:style-name="P10"/>
            <text:p text:style-name="P10">db.estudiantes.deleteMany({$or:[filtro1,filtro2]});</text:p>
            <text:p text:style-name="P10"/>
            <text:p text:style-name="P10"/>
          </table:table-cell>
        </table:table-row>
      </table:table>
      <text:list xml:id="list174717223121925" text:continue-numbering="true" text:style-name="L1">
        <text:list-header>
          <text:p text:style-name="P21"/>
        </text:list-header>
      </text:list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/>
      <number:month number:style="long"/>
      <number:day number:style="long"/>
    </number:date-style>
    <number:time-style style:name="N105">
      <number:hours number:style="long"/>
      <number:minutes number:style="long"/>
    </number:time-style>
    <number:number-style style:name="N106">
      <number:number number:decimal-places="1" number:min-decimal-places="1" number:min-integer-digits="1"/>
    </number:number-style>
    <number:date-style style:name="N10104" number:language="es" number:country="ES">
      <number:year/>
      <number:month number:style="long"/>
      <number:day number:style="long"/>
    </number:date-style>
    <number:time-style style:name="N10105" number:language="es" number:country="ES">
      <number:hours number:style="long"/>
      <number:minutes number:style="long"/>
    </number:time-style>
  </office:style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8.7cm" style:rel-column-width="33535*"/>
    </style:style>
    <style:style style:name="Tabla2.B" style:family="table-column">
      <style:table-column-properties style:column-width="4.994cm" style:rel-column-width="19249*"/>
    </style:style>
    <style:style style:name="Tabla2.C" style:family="table-column">
      <style:table-column-properties style:column-width="3.307cm" style:rel-column-width="12751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padding="0.101cm" fo:border="none" style:writing-mode="page"/>
    </style:style>
    <style:style style:name="MP1" style:family="paragraph" style:parent-style-name="Table_20_Contents">
      <style:text-properties fo:color="#336633" loext:opacity="100%" style:font-name="Calibri" fo:language="es" fo:country="ES" fo:font-weight="bold" officeooo:rsid="001ce776" officeooo:paragraph-rsid="001ce776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336633" loext:opacity="100%" style:font-name="Calibri" fo:font-size="20pt" fo:language="es" fo:country="ES" fo:font-weight="bold" officeooo:rsid="0034d2aa" officeooo:paragraph-rsid="0034d2aa" style:font-size-asian="20pt" style:font-weight-asian="bold" style:font-size-complex="20pt" style:font-weight-complex="bold"/>
    </style:style>
    <style:style style:name="MP3" style:family="paragraph" style:parent-style-name="Table_20_Contents">
      <style:text-properties style:font-name="Calibri" fo:language="es" fo:country="ES" officeooo:rsid="0033156d" officeooo:paragraph-rsid="0033156d"/>
    </style:style>
    <style:style style:name="MP4" style:family="paragraph" style:parent-style-name="Standard">
      <style:paragraph-properties fo:text-align="start" style:justify-single-word="false"/>
      <style:text-properties fo:color="#999999" loext:opacity="100%" style:font-name="Calibri" fo:font-size="10pt" fo:language="es" fo:country="ES" fo:font-style="italic" fo:font-weight="bold" officeooo:rsid="001e2e5f" officeooo:paragraph-rsid="001ce776" style:font-style-asian="italic" style:font-weight-asian="bold" style:font-style-complex="italic" style:font-weight-complex="bold"/>
    </style:style>
    <style:style style:name="MP5" style:family="paragraph" style:parent-style-name="Footer">
      <style:paragraph-properties fo:text-align="start" style:justify-single-word="false"/>
      <style:text-properties fo:color="#336633" loext:opacity="100%" style:font-name="Calibri" fo:font-size="10pt" fo:language="es" fo:country="ES" officeooo:paragraph-rsid="001e2e5f" style:font-size-asian="10pt" style:font-size-complex="10pt"/>
    </style:style>
    <style:style style:name="MT1" style:family="text">
      <style:text-properties fo:text-transform="uppercase" fo:font-size="11pt" fo:font-weight="bold" officeooo:rsid="013be9f4" style:font-size-asian="11pt" style:font-weight-asian="bold" style:font-size-complex="11pt" style:font-weight-complex="bold"/>
    </style:style>
    <style:style style:name="MT2" style:family="text">
      <style:text-properties fo:text-transform="uppercase" fo:font-size="11pt" fo:font-weight="bold" officeooo:rsid="002d8ff9" style:font-size-asian="11pt" style:font-weight-asian="bold" style:font-size-complex="11pt" style:font-weight-complex="bold"/>
    </style:style>
    <style:style style:name="MT3" style:family="text">
      <style:text-properties fo:font-size="11pt" fo:font-weight="bold" officeooo:rsid="000caee2" style:font-size-asian="11pt" style:font-weight-asian="bold" style:font-size-complex="11pt" style:font-weight-complex="bold"/>
    </style:style>
    <style:style style:name="MT4" style:family="text">
      <style:text-properties fo:font-size="11pt" fo:font-weight="bold" style:font-size-asian="11pt" style:font-weight-asian="bold" style:font-size-complex="11pt" style:font-weight-complex="bold"/>
    </style:style>
    <style:page-layout style:name="Mpm1">
      <style:page-layout-properties fo:page-width="21.001cm" fo:page-height="29.7cm" style:num-format="1" style:print-orientation="portrait" fo:margin-top="0.499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>APELLIDOS, NOMBRE / COGNOMS, NOM</text:p>
            </table:table-cell>
            <table:table-cell table:style-name="Tabla2.A1" office:value-type="string">
              <text:p text:style-name="MP1">DNI / NIE</text:p>
            </table:table-cell>
            <table:table-cell table:style-name="Tabla2.A1" table:number-rows-spanned="2" office:value-type="string">
              <text:p text:style-name="MP2">Mod.B</text:p>
            </table:table-cell>
          </table:table-row>
          <table:table-row table:style-name="Tabla2.1">
            <table:table-cell table:style-name="Tabla2.A1" office:value-type="string">
              <text:p text:style-name="MP3">MORENO BOLIVAR, JOSE MANUEL</text:p>
            </table:table-cell>
            <table:table-cell table:style-name="Tabla2.A1" office:value-type="string">
              <text:p text:style-name="MP3">52659570N</text:p>
            </table:table-cell>
            <table:covered-table-cell table:style-name="Tabla2.A1"/>
          </table:table-row>
        </table:table>
        <text:p text:style-name="MP4">Gracias por empezar cada ejercicio en una nueva cara</text:p>
      </style:header>
      <style:footer>
        <text:user-field-decls>
          <text:user-field-decl office:value-type="string" office:string-value="BASES DE DATOS" text:name="Modulo"/>
          <text:user-field-decl office:value-type="string" office:string-value="ACTIVIDAD EVALUABLE" text:name="Tema"/>
        </text:user-field-decls>
        <text:p text:style-name="MP5"><text:span text:style-name="MT1">DAW/</text:span><text:span text:style-name="MT2">DAM</text:span><text:span text:style-name="MT3"> - </text:span><text:span text:style-name="MT4"><text:user-field-get text:name="Modulo">BASES DE DATOS</text:user-field-get></text:span><text:span text:style-name="MT4"><text:s text:c="36"/></text:span><text:span text:style-name="MT4"><text:user-field-get text:name="Tema">ACTIVIDAD EVALUABLE</text:user-field-get></text:span><text:span text:style-name="MT4"><text:s/><text:tab/></text:span><text:page-number text:select-page="current">9</text:page-number> / <text:page-count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07T17:32:38.798000000</meta:creation-date>
    <dc:date>2023-05-10T17:47:16.489000000</dc:date>
    <meta:editing-duration>PT3H23M8S</meta:editing-duration>
    <meta:editing-cycles>21</meta:editing-cycles>
    <meta:generator>LibreOffice/7.4.2.3$Windows_X86_64 LibreOffice_project/382eef1f22670f7f4118c8c2dd222ec7ad009daf</meta:generator>
    <meta:document-statistic meta:table-count="6" meta:image-count="0" meta:object-count="0" meta:page-count="9" meta:paragraph-count="206" meta:word-count="917" meta:character-count="7541" meta:non-whitespace-character-count="6643"/>
  </office:meta>
</office:document-meta>
</file>